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49.19pt" svg:height="543.8pt" svg:x="2.83pt" svg:y="322.84pt">
            <loext:p draw:notify-on-update-of-ranges="Sheet1.H1:Sheet1.H1 Sheet1.H2:Sheet1.H25 Sheet1.I1:Sheet1.I1 Sheet1.I2:Sheet1.I25 Sheet1.J1:Sheet1.J1 Sheet1.J2:Sheet1.J25 Sheet1.B1:Sheet1.B1 Sheet1.B2:Sheet1.B25 Sheet1.C1:Sheet1.C1 Sheet1.C2:Sheet1.C25 Sheet1.D1:Sheet1.D1 Sheet1.D2:Sheet1.D25 Sheet1.K1:Sheet1.K1 Sheet1.K2:Sheet1.K25 Sheet1.L1:Sheet1.L1 Sheet1.L2:Sheet1.L25 Sheet1.M1:Sheet1.M1 Sheet1.M2:Sheet1.M25 Sheet1.G1:Sheet1.G1 Sheet1.G2:Sheet1.G25 Sheet1.F1:Sheet1.F1 Sheet1.F2:Sheet1.F25 Sheet1.E1:Sheet1.E1 Sheet1.E2:Sheet1.E25 Sheet1.N1:Sheet1.N1 Sheet1.N2:Sheet1.N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70.67pt" svg:height="543.63pt" svg:x="1077.68pt" svg:y="341.83pt">
            <loext:p draw:notify-on-update-of-ranges="Sheet1.Q1:Sheet1.Q1 Sheet1.Q2:Sheet1.Q25 Sheet1.O1:Sheet1.O1 Sheet1.O2:Sheet1.O25 Sheet1.R1:Sheet1.R1 Sheet1.R2:Sheet1.R25 Sheet1.P1:Sheet1.P1 Sheet1.P2:Sheet1.P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HyperNEAT NoSymmetry-1</text:p>
          </table:table-cell>
          <table:table-cell office:value-type="string" calcext:value-type="string">
            <text:p>HyperNEAT NoSymmetry2</text:p>
          </table:table-cell>
          <table:table-cell table:style-name="ce1" office:value-type="string" calcext:value-type="string">
            <text:p>HyperNEAT NoSymmetry3</text:p>
          </table:table-cell>
          <table:table-cell office:value-type="string" calcext:value-type="string">
            <text:p>NEAT NoSymmetry-1</text:p>
          </table:table-cell>
          <table:table-cell office:value-type="string" calcext:value-type="string">
            <text:p>NEAT NoSymmetry-2</text:p>
          </table:table-cell>
          <table:table-cell office:value-type="string" calcext:value-type="string">
            <text:p>NEAT NoSymmetry-3</text:p>
          </table:table-cell>
          <table:table-cell office:value-type="string" calcext:value-type="string">
            <text:p>HyperNEAT Symmetry1</text:p>
          </table:table-cell>
          <table:table-cell office:value-type="string" calcext:value-type="string">
            <text:p>HyperNEAT Symmetry2</text:p>
          </table:table-cell>
          <table:table-cell office:value-type="string" calcext:value-type="string">
            <text:p>HyperNEAT Symmetry3</text:p>
          </table:table-cell>
          <table:table-cell office:value-type="string" calcext:value-type="string">
            <text:p>NEAT Symmetry1</text:p>
          </table:table-cell>
          <table:table-cell office:value-type="string" calcext:value-type="string">
            <text:p>NEAT Symmetry2</text:p>
          </table:table-cell>
          <table:table-cell office:value-type="string" calcext:value-type="string">
            <text:p>NEAT Symmetry3</text:p>
          </table:table-cell>
          <table:table-cell office:value-type="string" calcext:value-type="string">
            <text:p>Fraction of fitness based on games vs random as opposed to vs each other</text:p>
          </table:table-cell>
          <table:table-cell office:value-type="string" calcext:value-type="string">
            <text:p>HyperNEAT NoSymmetry Average</text:p>
          </table:table-cell>
          <table:table-cell office:value-type="string" calcext:value-type="string">
            <text:p>NEAT NoSymmetry Average</text:p>
          </table:table-cell>
          <table:table-cell office:value-type="string" calcext:value-type="string">
            <text:p>HyperNEAT Symmetry Average</text:p>
          </table:table-cell>
          <table:table-cell office:value-type="string" calcext:value-type="string">
            <text:p>NEAT Symmetry Average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3" calcext:value-type="float">
            <text:p>0.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4" calcext:value-type="float">
            <text:p>0.624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2" calcext:value-type="float">
            <text:p>0.432</text:p>
          </table:table-cell>
          <table:table-cell office:value-type="float" office:value="0.394" calcext:value-type="float">
            <text:p>0.394</text:p>
          </table:table-cell>
          <table:table-cell table:formula="of:=0.96^[.A2]" office:value-type="float" office:value="1" calcext:value-type="float">
            <text:p>1</text:p>
          </table:table-cell>
          <table:table-cell table:formula="of:=AVERAGE([.B2:.D2])" office:value-type="float" office:value="0.606333333333333" calcext:value-type="float">
            <text:p>0.606333333333333</text:p>
          </table:table-cell>
          <table:table-cell table:formula="of:=AVERAGE([.E2:.G2])" office:value-type="float" office:value="0.475333333333333" calcext:value-type="float">
            <text:p>0.475333333333333</text:p>
          </table:table-cell>
          <table:table-cell table:formula="of:=AVERAGE([.H2:.J2])" office:value-type="float" office:value="0.609333333333333" calcext:value-type="float">
            <text:p>0.609333333333333</text:p>
          </table:table-cell>
          <table:table-cell table:formula="of:=AVERAGE([.K2:.M2])" office:value-type="float" office:value="0.429" calcext:value-type="float">
            <text:p>0.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4" calcext:value-type="float">
            <text:p>0.804</text:p>
          </table:table-cell>
          <table:table-cell office:value-type="float" office:value="0.648" calcext:value-type="float">
            <text:p>0.64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8" calcext:value-type="float">
            <text:p>0.578</text:p>
          </table:table-cell>
          <table:table-cell table:formula="of:=0.96^[.A3]" office:value-type="float" office:value="0.96" calcext:value-type="float">
            <text:p>0.96</text:p>
          </table:table-cell>
          <table:table-cell table:formula="of:=AVERAGE([.B3:.D3])" office:value-type="float" office:value="0.762666666666667" calcext:value-type="float">
            <text:p>0.762666666666667</text:p>
          </table:table-cell>
          <table:table-cell table:formula="of:=AVERAGE([.E3:.G3])" office:value-type="float" office:value="0.657666666666667" calcext:value-type="float">
            <text:p>0.657666666666667</text:p>
          </table:table-cell>
          <table:table-cell table:formula="of:=AVERAGE([.H3:.J3])" office:value-type="float" office:value="0.787333333333333" calcext:value-type="float">
            <text:p>0.787333333333333</text:p>
          </table:table-cell>
          <table:table-cell table:formula="of:=AVERAGE([.K3:.M3])" office:value-type="float" office:value="0.607333333333333" calcext:value-type="float">
            <text:p>0.607333333333333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2" calcext:value-type="float">
            <text:p>0.68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" calcext:value-type="float">
            <text:p>0.7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4" calcext:value-type="float">
            <text:p>0.694</text:p>
          </table:table-cell>
          <table:table-cell table:formula="of:=0.96^[.A4]" office:value-type="float" office:value="0.9216" calcext:value-type="float">
            <text:p>0.9216</text:p>
          </table:table-cell>
          <table:table-cell table:formula="of:=AVERAGE([.B4:.D4])" office:value-type="float" office:value="0.75" calcext:value-type="float">
            <text:p>0.75</text:p>
          </table:table-cell>
          <table:table-cell table:formula="of:=AVERAGE([.E4:.G4])" office:value-type="float" office:value="0.693" calcext:value-type="float">
            <text:p>0.693</text:p>
          </table:table-cell>
          <table:table-cell table:formula="of:=AVERAGE([.H4:.J4])" office:value-type="float" office:value="0.768666666666667" calcext:value-type="float">
            <text:p>0.768666666666667</text:p>
          </table:table-cell>
          <table:table-cell table:formula="of:=AVERAGE([.K4:.M4])" office:value-type="float" office:value="0.710666666666667" calcext:value-type="float">
            <text:p>0.710666666666667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" calcext:value-type="float">
            <text:p>0.81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5" calcext:value-type="float">
            <text:p>0.685</text:p>
          </table:table-cell>
          <table:table-cell office:value-type="float" office:value="0.788" calcext:value-type="float">
            <text:p>0.788</text:p>
          </table:table-cell>
          <table:table-cell office:value-type="float" office:value="0.746" calcext:value-type="float">
            <text:p>0.746</text:p>
          </table:table-cell>
          <table:table-cell office:value-type="float" office:value="0.81" calcext:value-type="float">
            <text:p>0.8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9" calcext:value-type="float">
            <text:p>0.739</text:p>
          </table:table-cell>
          <table:table-cell table:formula="of:=0.96^[.A5]" office:value-type="float" office:value="0.884736" calcext:value-type="float">
            <text:p>0.884736</text:p>
          </table:table-cell>
          <table:table-cell table:formula="of:=AVERAGE([.B5:.D5])" office:value-type="float" office:value="0.78" calcext:value-type="float">
            <text:p>0.78</text:p>
          </table:table-cell>
          <table:table-cell table:formula="of:=AVERAGE([.E5:.G5])" office:value-type="float" office:value="0.699333333333333" calcext:value-type="float">
            <text:p>0.699333333333333</text:p>
          </table:table-cell>
          <table:table-cell table:formula="of:=AVERAGE([.H5:.J5])" office:value-type="float" office:value="0.781333333333333" calcext:value-type="float">
            <text:p>0.781333333333333</text:p>
          </table:table-cell>
          <table:table-cell table:formula="of:=AVERAGE([.K5:.M5])" office:value-type="float" office:value="0.752666666666667" calcext:value-type="float">
            <text:p>0.752666666666667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45" calcext:value-type="float">
            <text:p>0.845</text:p>
          </table:table-cell>
          <table:table-cell office:value-type="float" office:value="0.78" calcext:value-type="float">
            <text:p>0.78</text:p>
          </table:table-cell>
          <table:table-cell table:formula="of:=0.96^[.A6]" office:value-type="float" office:value="0.84934656" calcext:value-type="float">
            <text:p>0.84934656</text:p>
          </table:table-cell>
          <table:table-cell table:formula="of:=AVERAGE([.B6:.D6])" office:value-type="float" office:value="0.778" calcext:value-type="float">
            <text:p>0.778</text:p>
          </table:table-cell>
          <table:table-cell table:formula="of:=AVERAGE([.E6:.G6])" office:value-type="float" office:value="0.734" calcext:value-type="float">
            <text:p>0.734</text:p>
          </table:table-cell>
          <table:table-cell table:formula="of:=AVERAGE([.H6:.J6])" office:value-type="float" office:value="0.781333333333333" calcext:value-type="float">
            <text:p>0.781333333333333</text:p>
          </table:table-cell>
          <table:table-cell table:formula="of:=AVERAGE([.K6:.M6])" office:value-type="float" office:value="0.796333333333333" calcext:value-type="float">
            <text:p>0.796333333333333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784" calcext:value-type="float">
            <text:p>0.784</text:p>
          </table:table-cell>
          <table:table-cell table:formula="of:=0.96^[.A7]" office:value-type="float" office:value="0.8153726976" calcext:value-type="float">
            <text:p>0.8153726976</text:p>
          </table:table-cell>
          <table:table-cell table:formula="of:=AVERAGE([.B7:.D7])" office:value-type="float" office:value="0.762333333333333" calcext:value-type="float">
            <text:p>0.762333333333333</text:p>
          </table:table-cell>
          <table:table-cell table:formula="of:=AVERAGE([.E7:.G7])" office:value-type="float" office:value="0.762666666666667" calcext:value-type="float">
            <text:p>0.762666666666667</text:p>
          </table:table-cell>
          <table:table-cell table:formula="of:=AVERAGE([.H7:.J7])" office:value-type="float" office:value="0.757666666666667" calcext:value-type="float">
            <text:p>0.757666666666667</text:p>
          </table:table-cell>
          <table:table-cell table:formula="of:=AVERAGE([.K7:.M7])" office:value-type="float" office:value="0.796333333333333" calcext:value-type="float">
            <text:p>0.796333333333333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2" calcext:value-type="float">
            <text:p>0.782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" calcext:value-type="float">
            <text:p>0.73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2" calcext:value-type="float">
            <text:p>0.83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4" calcext:value-type="float">
            <text:p>0.794</text:p>
          </table:table-cell>
          <table:table-cell table:formula="of:=0.96^[.A8]" office:value-type="float" office:value="0.782757789696" calcext:value-type="float">
            <text:p>0.782757789696</text:p>
          </table:table-cell>
          <table:table-cell table:formula="of:=AVERAGE([.B8:.D8])" office:value-type="float" office:value="0.77" calcext:value-type="float">
            <text:p>0.77</text:p>
          </table:table-cell>
          <table:table-cell table:formula="of:=AVERAGE([.E8:.G8])" office:value-type="float" office:value="0.757333333333333" calcext:value-type="float">
            <text:p>0.757333333333333</text:p>
          </table:table-cell>
          <table:table-cell table:formula="of:=AVERAGE([.H8:.J8])" office:value-type="float" office:value="0.781333333333333" calcext:value-type="float">
            <text:p>0.781333333333333</text:p>
          </table:table-cell>
          <table:table-cell table:formula="of:=AVERAGE([.K8:.M8])" office:value-type="float" office:value="0.808" calcext:value-type="float">
            <text:p>0.808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16346153846" calcext:value-type="float">
            <text:p>0.716346153846</text:p>
          </table:table-cell>
          <table:table-cell office:value-type="float" office:value="0.773" calcext:value-type="float">
            <text:p>0.773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2" calcext:value-type="float">
            <text:p>0.832</text:p>
          </table:table-cell>
          <table:table-cell office:value-type="float" office:value="0.797" calcext:value-type="float">
            <text:p>0.797</text:p>
          </table:table-cell>
          <table:table-cell table:formula="of:=0.96^[.A9]" office:value-type="float" office:value="0.75144747810816" calcext:value-type="float">
            <text:p>0.75144747810816</text:p>
          </table:table-cell>
          <table:table-cell table:formula="of:=AVERAGE([.B9:.D9])" office:value-type="float" office:value="0.781333333333333" calcext:value-type="float">
            <text:p>0.781333333333333</text:p>
          </table:table-cell>
          <table:table-cell table:formula="of:=AVERAGE([.E9:.G9])" office:value-type="float" office:value="0.743782051282" calcext:value-type="float">
            <text:p>0.743782051282</text:p>
          </table:table-cell>
          <table:table-cell table:formula="of:=AVERAGE([.H9:.J9])" office:value-type="float" office:value="0.770666666666667" calcext:value-type="float">
            <text:p>0.770666666666667</text:p>
          </table:table-cell>
          <table:table-cell table:formula="of:=AVERAGE([.K9:.M9])" office:value-type="float" office:value="0.815666666666667" calcext:value-type="float">
            <text:p>0.815666666666667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3076923077" calcext:value-type="float">
            <text:p>0.773076923077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9" calcext:value-type="float">
            <text:p>0.79</text:p>
          </table:table-cell>
          <table:table-cell office:value-type="float" office:value="0.818" calcext:value-type="float">
            <text:p>0.818</text:p>
          </table:table-cell>
          <table:table-cell office:value-type="float" office:value="0.79" calcext:value-type="float">
            <text:p>0.79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2" calcext:value-type="float">
            <text:p>0.762</text:p>
          </table:table-cell>
          <table:table-cell table:formula="of:=0.96^[.A10]" office:value-type="float" office:value="0.721389578983833" calcext:value-type="float">
            <text:p>0.721389578983833</text:p>
          </table:table-cell>
          <table:table-cell table:formula="of:=AVERAGE([.B10:.D10])" office:value-type="float" office:value="0.778358974359" calcext:value-type="float">
            <text:p>0.778358974359</text:p>
          </table:table-cell>
          <table:table-cell table:formula="of:=AVERAGE([.E10:.G10])" office:value-type="float" office:value="0.722333333333333" calcext:value-type="float">
            <text:p>0.722333333333333</text:p>
          </table:table-cell>
          <table:table-cell table:formula="of:=AVERAGE([.H10:.J10])" office:value-type="float" office:value="0.799333333333333" calcext:value-type="float">
            <text:p>0.799333333333333</text:p>
          </table:table-cell>
          <table:table-cell table:formula="of:=AVERAGE([.K10:.M10])" office:value-type="float" office:value="0.773666666666667" calcext:value-type="float">
            <text:p>0.773666666666667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6" calcext:value-type="float">
            <text:p>0.796</text:p>
          </table:table-cell>
          <table:table-cell office:value-type="float" office:value="0.662" calcext:value-type="float">
            <text:p>0.662</text:p>
          </table:table-cell>
          <table:table-cell office:value-type="float" office:value="0.8" calcext:value-type="float">
            <text:p>0.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" calcext:value-type="float">
            <text:p>0.77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766" calcext:value-type="float">
            <text:p>0.766</text:p>
          </table:table-cell>
          <table:table-cell table:formula="of:=0.96^[.A11]" office:value-type="float" office:value="0.69253399582448" calcext:value-type="float">
            <text:p>0.69253399582448</text:p>
          </table:table-cell>
          <table:table-cell table:formula="of:=AVERAGE([.B11:.D11])" office:value-type="float" office:value="0.795333333333333" calcext:value-type="float">
            <text:p>0.795333333333333</text:p>
          </table:table-cell>
          <table:table-cell table:formula="of:=AVERAGE([.E11:.G11])" office:value-type="float" office:value="0.728333333333333" calcext:value-type="float">
            <text:p>0.728333333333333</text:p>
          </table:table-cell>
          <table:table-cell table:formula="of:=AVERAGE([.H11:.J11])" office:value-type="float" office:value="0.774666666666667" calcext:value-type="float">
            <text:p>0.774666666666667</text:p>
          </table:table-cell>
          <table:table-cell table:formula="of:=AVERAGE([.K11:.M11])" office:value-type="float" office:value="0.803" calcext:value-type="float">
            <text:p>0.803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" calcext:value-type="float">
            <text:p>0.76</text:p>
          </table:table-cell>
          <table:table-cell office:value-type="float" office:value="0.751923076923" calcext:value-type="float">
            <text:p>0.751923076923</text:p>
          </table:table-cell>
          <table:table-cell office:value-type="float" office:value="0.688461538462" calcext:value-type="float">
            <text:p>0.688461538462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2307692308" calcext:value-type="float">
            <text:p>0.792307692308</text:p>
          </table:table-cell>
          <table:table-cell table:formula="of:=0.96^[.A12]" office:value-type="float" office:value="0.664832635991501" calcext:value-type="float">
            <text:p>0.664832635991501</text:p>
          </table:table-cell>
          <table:table-cell table:formula="of:=AVERAGE([.B12:.D12])" office:value-type="float" office:value="0.773307692307667" calcext:value-type="float">
            <text:p>0.773307692307667</text:p>
          </table:table-cell>
          <table:table-cell table:formula="of:=AVERAGE([.E12:.G12])" office:value-type="float" office:value="0.757820512820667" calcext:value-type="float">
            <text:p>0.757820512820667</text:p>
          </table:table-cell>
          <table:table-cell table:formula="of:=AVERAGE([.H12:.J12])" office:value-type="float" office:value="0.771333333333333" calcext:value-type="float">
            <text:p>0.771333333333333</text:p>
          </table:table-cell>
          <table:table-cell table:formula="of:=AVERAGE([.K12:.M12])" office:value-type="float" office:value="0.807102564102667" calcext:value-type="float">
            <text:p>0.807102564102667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805" calcext:value-type="float">
            <text:p>0.80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2" calcext:value-type="float">
            <text:p>0.772</text:p>
          </table:table-cell>
          <table:table-cell table:formula="of:=0.96^[.A13]" office:value-type="float" office:value="0.638239330551841" calcext:value-type="float">
            <text:p>0.638239330551841</text:p>
          </table:table-cell>
          <table:table-cell table:formula="of:=AVERAGE([.B13:.D13])" office:value-type="float" office:value="0.781333333333333" calcext:value-type="float">
            <text:p>0.781333333333333</text:p>
          </table:table-cell>
          <table:table-cell table:formula="of:=AVERAGE([.E13:.G13])" office:value-type="float" office:value="0.750769230769333" calcext:value-type="float">
            <text:p>0.750769230769333</text:p>
          </table:table-cell>
          <table:table-cell table:formula="of:=AVERAGE([.H13:.J13])" office:value-type="float" office:value="0.778666666666667" calcext:value-type="float">
            <text:p>0.778666666666667</text:p>
          </table:table-cell>
          <table:table-cell table:formula="of:=AVERAGE([.K13:.M13])" office:value-type="float" office:value="0.815" calcext:value-type="float">
            <text:p>0.815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4230769231" calcext:value-type="float">
            <text:p>0.7942307692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8" calcext:value-type="float">
            <text:p>0.81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0384615385" calcext:value-type="float">
            <text:p>0.790384615385</text:p>
          </table:table-cell>
          <table:table-cell table:formula="of:=0.96^[.A14]" office:value-type="float" office:value="0.612709757329767" calcext:value-type="float">
            <text:p>0.612709757329767</text:p>
          </table:table-cell>
          <table:table-cell table:formula="of:=AVERAGE([.B14:.D14])" office:value-type="float" office:value="0.761410256410333" calcext:value-type="float">
            <text:p>0.761410256410333</text:p>
          </table:table-cell>
          <table:table-cell table:formula="of:=AVERAGE([.E14:.G14])" office:value-type="float" office:value="0.743833333333333" calcext:value-type="float">
            <text:p>0.743833333333333</text:p>
          </table:table-cell>
          <table:table-cell table:formula="of:=AVERAGE([.H14:.J14])" office:value-type="float" office:value="0.776" calcext:value-type="float">
            <text:p>0.776</text:p>
          </table:table-cell>
          <table:table-cell table:formula="of:=AVERAGE([.K14:.M14])" office:value-type="float" office:value="0.815461538461667" calcext:value-type="float">
            <text:p>0.815461538461667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" calcext:value-type="float">
            <text:p>0.75</text:p>
          </table:table-cell>
          <table:table-cell office:value-type="float" office:value="0.816" calcext:value-type="float">
            <text:p>0.8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884615385" calcext:value-type="float">
            <text:p>0.752884615385</text:p>
          </table:table-cell>
          <table:table-cell office:value-type="float" office:value="0.79" calcext:value-type="float">
            <text:p>0.7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5" calcext:value-type="float">
            <text:p>0.8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35" calcext:value-type="float">
            <text:p>0.735</text:p>
          </table:table-cell>
          <table:table-cell table:formula="of:=0.96^[.A15]" office:value-type="float" office:value="0.588201367036576" calcext:value-type="float">
            <text:p>0.588201367036576</text:p>
          </table:table-cell>
          <table:table-cell table:formula="of:=AVERAGE([.B15:.D15])" office:value-type="float" office:value="0.77" calcext:value-type="float">
            <text:p>0.77</text:p>
          </table:table-cell>
          <table:table-cell table:formula="of:=AVERAGE([.E15:.G15])" office:value-type="float" office:value="0.756294871795" calcext:value-type="float">
            <text:p>0.756294871795</text:p>
          </table:table-cell>
          <table:table-cell table:formula="of:=AVERAGE([.H15:.J15])" office:value-type="float" office:value="0.805333333333333" calcext:value-type="float">
            <text:p>0.805333333333333</text:p>
          </table:table-cell>
          <table:table-cell table:formula="of:=AVERAGE([.K15:.M15])" office:value-type="float" office:value="0.792333333333333" calcext:value-type="float">
            <text:p>0.792333333333333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1346153846" calcext:value-type="float">
            <text:p>0.741346153846</text:p>
          </table:table-cell>
          <table:table-cell office:value-type="float" office:value="0.808" calcext:value-type="float">
            <text:p>0.808</text:p>
          </table:table-cell>
          <table:table-cell office:value-type="float" office:value="0.684615384615" calcext:value-type="float">
            <text:p>0.68461538461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1" calcext:value-type="float">
            <text:p>0.781</text:p>
          </table:table-cell>
          <table:table-cell table:formula="of:=0.96^[.A16]" office:value-type="float" office:value="0.564673312355113" calcext:value-type="float">
            <text:p>0.564673312355113</text:p>
          </table:table-cell>
          <table:table-cell table:formula="of:=AVERAGE([.B16:.D16])" office:value-type="float" office:value="0.775115384615333" calcext:value-type="float">
            <text:p>0.775115384615333</text:p>
          </table:table-cell>
          <table:table-cell table:formula="of:=AVERAGE([.E16:.G16])" office:value-type="float" office:value="0.748205128205" calcext:value-type="float">
            <text:p>0.748205128205</text:p>
          </table:table-cell>
          <table:table-cell table:formula="of:=AVERAGE([.H16:.J16])" office:value-type="float" office:value="0.786666666666667" calcext:value-type="float">
            <text:p>0.786666666666667</text:p>
          </table:table-cell>
          <table:table-cell table:formula="of:=AVERAGE([.K16:.M16])" office:value-type="float" office:value="0.778666666666667" calcext:value-type="float">
            <text:p>0.778666666666667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7" calcext:value-type="float">
            <text:p>0.687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6" calcext:value-type="float">
            <text:p>0.7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5" calcext:value-type="float">
            <text:p>0.7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736538461538" calcext:value-type="float">
            <text:p>0.736538461538</text:p>
          </table:table-cell>
          <table:table-cell table:formula="of:=0.96^[.A17]" office:value-type="float" office:value="0.542086379860909" calcext:value-type="float">
            <text:p>0.542086379860909</text:p>
          </table:table-cell>
          <table:table-cell table:formula="of:=AVERAGE([.B17:.D17])" office:value-type="float" office:value="0.791333333333333" calcext:value-type="float">
            <text:p>0.791333333333333</text:p>
          </table:table-cell>
          <table:table-cell table:formula="of:=AVERAGE([.E17:.G17])" office:value-type="float" office:value="0.756666666666667" calcext:value-type="float">
            <text:p>0.756666666666667</text:p>
          </table:table-cell>
          <table:table-cell table:formula="of:=AVERAGE([.H17:.J17])" office:value-type="float" office:value="0.766666666666667" calcext:value-type="float">
            <text:p>0.766666666666667</text:p>
          </table:table-cell>
          <table:table-cell table:formula="of:=AVERAGE([.K17:.M17])" office:value-type="float" office:value="0.768179487179333" calcext:value-type="float">
            <text:p>0.76817948717933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4615384615" calcext:value-type="float">
            <text:p>0.784615384615</text:p>
          </table:table-cell>
          <table:table-cell office:value-type="float" office:value="0.699038461538" calcext:value-type="float">
            <text:p>0.699038461538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3653846154" calcext:value-type="float">
            <text:p>0.783653846154</text:p>
          </table:table-cell>
          <table:table-cell office:value-type="float" office:value="0.787" calcext:value-type="float">
            <text:p>0.787</text:p>
          </table:table-cell>
          <table:table-cell table:formula="of:=0.96^[.A18]" office:value-type="float" office:value="0.520402924666472" calcext:value-type="float">
            <text:p>0.520402924666472</text:p>
          </table:table-cell>
          <table:table-cell table:formula="of:=AVERAGE([.B18:.D18])" office:value-type="float" office:value="0.782871794871667" calcext:value-type="float">
            <text:p>0.782871794871667</text:p>
          </table:table-cell>
          <table:table-cell table:formula="of:=AVERAGE([.E18:.G18])" office:value-type="float" office:value="0.738012820512667" calcext:value-type="float">
            <text:p>0.738012820512667</text:p>
          </table:table-cell>
          <table:table-cell table:formula="of:=AVERAGE([.H18:.J18])" office:value-type="float" office:value="0.748" calcext:value-type="float">
            <text:p>0.748</text:p>
          </table:table-cell>
          <table:table-cell table:formula="of:=AVERAGE([.K18:.M18])" office:value-type="float" office:value="0.798551282051333" calcext:value-type="float">
            <text:p>0.798551282051333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5" calcext:value-type="float">
            <text:p>0.675</text:p>
          </table:table-cell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8846153846" calcext:value-type="float">
            <text:p>0.77884615384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</text:p>
          </table:table-cell>
          <table:table-cell table:formula="of:=0.96^[.A19]" office:value-type="float" office:value="0.499586807679813" calcext:value-type="float">
            <text:p>0.499586807679813</text:p>
          </table:table-cell>
          <table:table-cell table:formula="of:=AVERAGE([.B19:.D19])" office:value-type="float" office:value="0.782" calcext:value-type="float">
            <text:p>0.782</text:p>
          </table:table-cell>
          <table:table-cell table:formula="of:=AVERAGE([.E19:.G19])" office:value-type="float" office:value="0.753333333333333" calcext:value-type="float">
            <text:p>0.753333333333333</text:p>
          </table:table-cell>
          <table:table-cell table:formula="of:=AVERAGE([.H19:.J19])" office:value-type="float" office:value="0.773615384615333" calcext:value-type="float">
            <text:p>0.773615384615333</text:p>
          </table:table-cell>
          <table:table-cell table:formula="of:=AVERAGE([.K19:.M19])" office:value-type="float" office:value="0.804" calcext:value-type="float">
            <text:p>0.804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" calcext:value-type="float">
            <text:p>0.8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8461538462" calcext:value-type="float">
            <text:p>0.78846153846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" calcext:value-type="float">
            <text:p>0.7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6" calcext:value-type="float">
            <text:p>0.826</text:p>
          </table:table-cell>
          <table:table-cell office:value-type="float" office:value="0.754" calcext:value-type="float">
            <text:p>0.754</text:p>
          </table:table-cell>
          <table:table-cell office:value-type="float" office:value="0.825" calcext:value-type="float">
            <text:p>0.825</text:p>
          </table:table-cell>
          <table:table-cell table:formula="of:=0.96^[.A20]" office:value-type="float" office:value="0.479603335372621" calcext:value-type="float">
            <text:p>0.479603335372621</text:p>
          </table:table-cell>
          <table:table-cell table:formula="of:=AVERAGE([.B20:.D20])" office:value-type="float" office:value="0.787487179487333" calcext:value-type="float">
            <text:p>0.787487179487333</text:p>
          </table:table-cell>
          <table:table-cell table:formula="of:=AVERAGE([.E20:.G20])" office:value-type="float" office:value="0.740666666666667" calcext:value-type="float">
            <text:p>0.740666666666667</text:p>
          </table:table-cell>
          <table:table-cell table:formula="of:=AVERAGE([.H20:.J20])" office:value-type="float" office:value="0.773666666666667" calcext:value-type="float">
            <text:p>0.773666666666667</text:p>
          </table:table-cell>
          <table:table-cell table:formula="of:=AVERAGE([.K20:.M20])" office:value-type="float" office:value="0.801666666666667" calcext:value-type="float">
            <text:p>0.801666666666667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" calcext:value-type="float">
            <text:p>0.78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8076923077" calcext:value-type="float">
            <text:p>0.748076923077</text:p>
          </table:table-cell>
          <table:table-cell office:value-type="float" office:value="0.73" calcext:value-type="float">
            <text:p>0.7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1" calcext:value-type="float">
            <text:p>0.701</text:p>
          </table:table-cell>
          <table:table-cell office:value-type="float" office:value="0.8" calcext:value-type="float">
            <text:p>0.8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25961538462" calcext:value-type="float">
            <text:p>0.825961538462</text:p>
          </table:table-cell>
          <table:table-cell office:value-type="float" office:value="0.813461538462" calcext:value-type="float">
            <text:p>0.813461538462</text:p>
          </table:table-cell>
          <table:table-cell table:formula="of:=0.96^[.A21]" office:value-type="float" office:value="0.460419201957716" calcext:value-type="float">
            <text:p>0.460419201957716</text:p>
          </table:table-cell>
          <table:table-cell table:formula="of:=AVERAGE([.B21:.D21])" office:value-type="float" office:value="0.768025641025667" calcext:value-type="float">
            <text:p>0.768025641025667</text:p>
          </table:table-cell>
          <table:table-cell table:formula="of:=AVERAGE([.E21:.G21])" office:value-type="float" office:value="0.743666666666667" calcext:value-type="float">
            <text:p>0.743666666666667</text:p>
          </table:table-cell>
          <table:table-cell table:formula="of:=AVERAGE([.H21:.J21])" office:value-type="float" office:value="0.759" calcext:value-type="float">
            <text:p>0.759</text:p>
          </table:table-cell>
          <table:table-cell table:formula="of:=AVERAGE([.K21:.M21])" office:value-type="float" office:value="0.827141025641333" calcext:value-type="float">
            <text:p>0.827141025641333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" calcext:value-type="float">
            <text:p>0.74</text:p>
          </table:table-cell>
          <table:table-cell office:value-type="float" office:value="0.804" calcext:value-type="float">
            <text:p>0.80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" calcext:value-type="float">
            <text:p>0.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" calcext:value-type="float">
            <text:p>0.78</text:p>
          </table:table-cell>
          <table:table-cell office:value-type="float" office:value="0.794" calcext:value-type="float">
            <text:p>0.794</text:p>
          </table:table-cell>
          <table:table-cell table:formula="of:=0.96^[.A22]" office:value-type="float" office:value="0.442002433879407" calcext:value-type="float">
            <text:p>0.442002433879407</text:p>
          </table:table-cell>
          <table:table-cell table:formula="of:=AVERAGE([.B22:.D22])" office:value-type="float" office:value="0.778666666666667" calcext:value-type="float">
            <text:p>0.778666666666667</text:p>
          </table:table-cell>
          <table:table-cell table:formula="of:=AVERAGE([.E22:.G22])" office:value-type="float" office:value="0.757333333333333" calcext:value-type="float">
            <text:p>0.757333333333333</text:p>
          </table:table-cell>
          <table:table-cell table:formula="of:=AVERAGE([.H22:.J22])" office:value-type="float" office:value="0.761333333333333" calcext:value-type="float">
            <text:p>0.761333333333333</text:p>
          </table:table-cell>
          <table:table-cell table:formula="of:=AVERAGE([.K22:.M22])" office:value-type="float" office:value="0.804" calcext:value-type="float">
            <text:p>0.804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" calcext:value-type="float">
            <text:p>0.81</text:p>
          </table:table-cell>
          <table:table-cell office:value-type="float" office:value="0.757692307692" calcext:value-type="float">
            <text:p>0.75769230769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7" calcext:value-type="float">
            <text:p>0.7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2" calcext:value-type="float">
            <text:p>0.79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884615385" calcext:value-type="float">
            <text:p>0.852884615385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4" calcext:value-type="float">
            <text:p>0.774</text:p>
          </table:table-cell>
          <table:table-cell table:formula="of:=0.96^[.A23]" office:value-type="float" office:value="0.424322336524231" calcext:value-type="float">
            <text:p>0.424322336524231</text:p>
          </table:table-cell>
          <table:table-cell table:formula="of:=AVERAGE([.B23:.D23])" office:value-type="float" office:value="0.790564102564" calcext:value-type="float">
            <text:p>0.790564102564</text:p>
          </table:table-cell>
          <table:table-cell table:formula="of:=AVERAGE([.E23:.G23])" office:value-type="float" office:value="0.746" calcext:value-type="float">
            <text:p>0.746</text:p>
          </table:table-cell>
          <table:table-cell table:formula="of:=AVERAGE([.H23:.J23])" office:value-type="float" office:value="0.776" calcext:value-type="float">
            <text:p>0.776</text:p>
          </table:table-cell>
          <table:table-cell table:formula="of:=AVERAGE([.K23:.M23])" office:value-type="float" office:value="0.812628205128333" calcext:value-type="float">
            <text:p>0.812628205128333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" calcext:value-type="float">
            <text:p>0.78</text:p>
          </table:table-cell>
          <table:table-cell office:value-type="float" office:value="0.798076923077" calcext:value-type="float">
            <text:p>0.7980769230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3846153846" calcext:value-type="float">
            <text:p>0.803846153846</text:p>
          </table:table-cell>
          <table:table-cell office:value-type="float" office:value="0.73" calcext:value-type="float">
            <text:p>0.73</text:p>
          </table:table-cell>
          <table:table-cell office:value-type="float" office:value="0.702" calcext:value-type="float">
            <text:p>0.702</text:p>
          </table:table-cell>
          <table:table-cell office:value-type="float" office:value="0.81" calcext:value-type="float">
            <text:p>0.8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47" calcext:value-type="float">
            <text:p>0.84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6153846154" calcext:value-type="float">
            <text:p>0.796153846154</text:p>
          </table:table-cell>
          <table:table-cell table:formula="of:=0.96^[.A24]" office:value-type="float" office:value="0.407349443063262" calcext:value-type="float">
            <text:p>0.407349443063262</text:p>
          </table:table-cell>
          <table:table-cell table:formula="of:=AVERAGE([.B24:.D24])" office:value-type="float" office:value="0.788692307692333" calcext:value-type="float">
            <text:p>0.788692307692333</text:p>
          </table:table-cell>
          <table:table-cell table:formula="of:=AVERAGE([.E24:.G24])" office:value-type="float" office:value="0.761948717948667" calcext:value-type="float">
            <text:p>0.761948717948667</text:p>
          </table:table-cell>
          <table:table-cell table:formula="of:=AVERAGE([.H24:.J24])" office:value-type="float" office:value="0.769333333333333" calcext:value-type="float">
            <text:p>0.769333333333333</text:p>
          </table:table-cell>
          <table:table-cell table:formula="of:=AVERAGE([.K24:.M24])" office:value-type="float" office:value="0.803051282051333" calcext:value-type="float">
            <text:p>0.80305128205133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3333333333" calcext:value-type="float">
            <text:p>0.733333333333</text:p>
          </table:table-cell>
          <table:table-cell office:value-type="float" office:value="0.821153846154" calcext:value-type="float">
            <text:p>0.82115384615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7692307692" calcext:value-type="float">
            <text:p>0.807692307692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6" calcext:value-type="float">
            <text:p>0.786</text:p>
          </table:table-cell>
          <table:table-cell table:formula="of:=0.96^[.A25]" office:value-type="float" office:value="0.391055465340731" calcext:value-type="float">
            <text:p>0.391055465340731</text:p>
          </table:table-cell>
          <table:table-cell table:formula="of:=AVERAGE([.B25:.D25])" office:value-type="float" office:value="0.797333333333333" calcext:value-type="float">
            <text:p>0.797333333333333</text:p>
          </table:table-cell>
          <table:table-cell table:formula="of:=AVERAGE([.E25:.G25])" office:value-type="float" office:value="0.750777777777667" calcext:value-type="float">
            <text:p>0.750777777777667</text:p>
          </table:table-cell>
          <table:table-cell table:formula="of:=AVERAGE([.H25:.J25])" office:value-type="float" office:value="0.811615384615334" calcext:value-type="float">
            <text:p>0.811615384615334</text:p>
          </table:table-cell>
          <table:table-cell table:formula="of:=AVERAGE([.K25:.M25])" office:value-type="float" office:value="0.804666666666667" calcext:value-type="float">
            <text:p>0.804666666666667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8:41:26.85000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29:57.227738885</meta:creation-date>
    <dc:date>2017-06-01T18:49:48.754184738</dc:date>
    <meta:editing-duration>PT1H5M28S</meta:editing-duration>
    <meta:editing-cycles>5</meta:editing-cycles>
    <meta:generator>LibreOffice/5.3.1.2$Linux_X86_64 LibreOffice_project/30m0$Build-2</meta:generator>
    <meta:document-statistic meta:table-count="1" meta:cell-count="4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f7ebe" draw:fill-color="#3f7eb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b7ed2" draw:fill-color="#2b7ed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014cm" svg:height="19.185cm" xlink:href=".." xlink:type="simple" chart:class="chart:line" chart:column-mapping="6 7 8 0 1 2 9 10 11 5 4 3 12" chart:style-name="ch1">
        <chart:title svg:x="15.103cm" svg:y="0.518cm" chart:style-name="ch2">
          <text:p>Win Rate vs Random for All Runs</text:p>
        </chart:title>
        <chart:legend svg:x="29.177cm" svg:y="6.477cm" style:legend-expansion="custom" chartooo:width="6.968cm" chartooo:height="6.229cm" style:legend-expansion-aspect-ratio="1.11863862578263" chart:style-name="ch3"/>
        <chart:plot-area chart:style-name="ch4" table:cell-range-address="Sheet1.B1:Sheet1.N25" chart:data-source-has-labels="row" svg:x="2.09cm" svg:y="1.653cm" svg:width="26.205cm" svg:height="15.826cm">
          <chartooo:coordinate-region svg:x="2.817cm" svg:y="1.826cm" svg:width="25.291cm" svg:height="15.059cm"/>
          <chart:axis chart:dimension="x" chart:name="primary-x" chart:style-name="ch5">
            <chart:title svg:x="13.787cm" svg:y="17.862cm" chart:style-name="ch6">
              <text:p>Generation</text:p>
            </chart:title>
          </chart:axis>
          <chart:axis chart:dimension="y" chart:name="primary-y" chart:style-name="ch7">
            <chart:title svg:x="0.2cm" svg:y="11.947cm" chart:style-name="ch8">
              <text:p>Win Rate vs Random</text:p>
            </chart:title>
            <chart:grid chart:style-name="ch9" chart:class="major"/>
          </chart:axis>
          <chart:series chart:style-name="ch10" chart:values-cell-range-address="Sheet1.H2:Sheet1.H25" chart:label-cell-address="Sheet1.H1:Sheet1.H1" chart:class="chart:line">
            <chart:data-point chart:repeated="24"/>
          </chart:series>
          <chart:series chart:style-name="ch10" chart:values-cell-range-address="Sheet1.I2:Sheet1.I25" chart:label-cell-address="Sheet1.I1:Sheet1.I1" chart:class="chart:line">
            <chart:data-point chart:repeated="24"/>
          </chart:series>
          <chart:series chart:style-name="ch10" chart:values-cell-range-address="Sheet1.J2:Sheet1.J25" chart:label-cell-address="Sheet1.J1:Sheet1.J1" chart:class="chart:line">
            <chart:data-point chart:repeated="24"/>
          </chart:series>
          <chart:series chart:style-name="ch11" chart:values-cell-range-address="Sheet1.B2:Sheet1.B25" chart:label-cell-address="Sheet1.B1:Sheet1.B1" chart:class="chart:line">
            <chart:data-point chart:repeated="24"/>
          </chart:series>
          <chart:series chart:style-name="ch12" chart:values-cell-range-address="Sheet1.C2:Sheet1.C25" chart:label-cell-address="Sheet1.C1:Sheet1.C1" chart:class="chart:line">
            <chart:data-point chart:repeated="24"/>
          </chart:series>
          <chart:series chart:style-name="ch12" chart:values-cell-range-address="Sheet1.D2:Sheet1.D25" chart:label-cell-address="Sheet1.D1:Sheet1.D1" chart:class="chart:line">
            <chart:data-point chart:repeated="24"/>
          </chart:series>
          <chart:series chart:style-name="ch13" chart:values-cell-range-address="Sheet1.K2:Sheet1.K25" chart:label-cell-address="Sheet1.K1:Sheet1.K1" chart:class="chart:line">
            <chart:data-point chart:repeated="24"/>
          </chart:series>
          <chart:series chart:style-name="ch13" chart:values-cell-range-address="Sheet1.L2:Sheet1.L25" chart:label-cell-address="Sheet1.L1:Sheet1.L1" chart:class="chart:line">
            <chart:data-point chart:repeated="24"/>
          </chart:series>
          <chart:series chart:style-name="ch13" chart:values-cell-range-address="Sheet1.M2:Sheet1.M25" chart:label-cell-address="Sheet1.M1:Sheet1.M1" chart:class="chart:line">
            <chart:data-point chart:repeated="24"/>
          </chart:series>
          <chart:series chart:style-name="ch14" chart:values-cell-range-address="Sheet1.G2:Sheet1.G25" chart:label-cell-address="Sheet1.G1:Sheet1.G1" chart:class="chart:line">
            <chart:data-point chart:repeated="24"/>
          </chart:series>
          <chart:series chart:style-name="ch14" chart:values-cell-range-address="Sheet1.F2:Sheet1.F25" chart:label-cell-address="Sheet1.F1:Sheet1.F1" chart:class="chart:line">
            <chart:data-point chart:repeated="24"/>
          </chart:series>
          <chart:series chart:style-name="ch14" chart:values-cell-range-address="Sheet1.E2:Sheet1.E25" chart:label-cell-address="Sheet1.E1:Sheet1.E1" chart:class="chart:line">
            <chart:data-point chart:repeated="24"/>
          </chart:series>
          <chart:series chart:style-name="ch15" chart:values-cell-range-address="Sheet1.N2:Sheet1.N25" chart:label-cell-address="Sheet1.N1:Sheet1.N1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NEAT Symmetry1</text:p>
                <draw:g>
                  <svg:desc>Sheet1.H1:Sheet1.H1</svg:desc>
                </draw:g>
              </table:table-cell>
              <table:table-cell office:value-type="string">
                <text:p>HyperNEAT Symmetry2</text:p>
                <draw:g>
                  <svg:desc>Sheet1.I1:Sheet1.I1</svg:desc>
                </draw:g>
              </table:table-cell>
              <table:table-cell office:value-type="string">
                <text:p>HyperNEAT Symmetry3</text:p>
                <draw:g>
                  <svg:desc>Sheet1.J1:Sheet1.J1</svg:desc>
                </draw:g>
              </table:table-cell>
              <table:table-cell office:value-type="string">
                <text:p>HyperNEAT NoSymmetry-1</text:p>
                <draw:g>
                  <svg:desc>Sheet1.B1:Sheet1.B1</svg:desc>
                </draw:g>
              </table:table-cell>
              <table:table-cell office:value-type="string">
                <text:p>HyperNEAT NoSymmetry2</text:p>
                <draw:g>
                  <svg:desc>Sheet1.C1:Sheet1.C1</svg:desc>
                </draw:g>
              </table:table-cell>
              <table:table-cell office:value-type="string">
                <text:p>HyperNEAT NoSymmetry3</text:p>
                <draw:g>
                  <svg:desc>Sheet1.D1:Sheet1.D1</svg:desc>
                </draw:g>
              </table:table-cell>
              <table:table-cell office:value-type="string">
                <text:p>NEAT Symmetry1</text:p>
                <draw:g>
                  <svg:desc>Sheet1.K1:Sheet1.K1</svg:desc>
                </draw:g>
              </table:table-cell>
              <table:table-cell office:value-type="string">
                <text:p>NEAT Symmetry2</text:p>
                <draw:g>
                  <svg:desc>Sheet1.L1:Sheet1.L1</svg:desc>
                </draw:g>
              </table:table-cell>
              <table:table-cell office:value-type="string">
                <text:p>NEAT Symmetry3</text:p>
                <draw:g>
                  <svg:desc>Sheet1.M1:Sheet1.M1</svg:desc>
                </draw:g>
              </table:table-cell>
              <table:table-cell office:value-type="string">
                <text:p>NEAT NoSymmetry-3</text:p>
                <draw:g>
                  <svg:desc>Sheet1.G1:Sheet1.G1</svg:desc>
                </draw:g>
              </table:table-cell>
              <table:table-cell office:value-type="string">
                <text:p>NEAT NoSymmetry-2</text:p>
                <draw:g>
                  <svg:desc>Sheet1.F1:Sheet1.F1</svg:desc>
                </draw:g>
              </table:table-cell>
              <table:table-cell office:value-type="string">
                <text:p>NEAT NoSymmetry-1</text:p>
                <draw:g>
                  <svg:desc>Sheet1.E1:Sheet1.E1</svg:desc>
                </draw:g>
              </table:table-cell>
              <table:table-cell office:value-type="string">
                <text:p>Fraction of fitness based on games vs random as opposed to vs each other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4">
                <text:p>0.624</text:p>
                <draw:g>
                  <svg:desc>Sheet1.H2:Sheet1.H25</svg:desc>
                </draw:g>
              </table:table-cell>
              <table:table-cell office:value-type="float" office:value="0.589">
                <text:p>0.589</text:p>
                <draw:g>
                  <svg:desc>Sheet1.I2:Sheet1.I25</svg:desc>
                </draw:g>
              </table:table-cell>
              <table:table-cell office:value-type="float" office:value="0.615">
                <text:p>0.615</text:p>
                <draw:g>
                  <svg:desc>Sheet1.J2:Sheet1.J25</svg:desc>
                </draw:g>
              </table:table-cell>
              <table:table-cell office:value-type="float" office:value="0.61">
                <text:p>0.61</text:p>
                <draw:g>
                  <svg:desc>Sheet1.B2:Sheet1.B25</svg:desc>
                </draw:g>
              </table:table-cell>
              <table:table-cell office:value-type="float" office:value="0.62">
                <text:p>0.62</text:p>
                <draw:g>
                  <svg:desc>Sheet1.C2:Sheet1.C25</svg:desc>
                </draw:g>
              </table:table-cell>
              <table:table-cell office:value-type="float" office:value="0.589">
                <text:p>0.589</text:p>
                <draw:g>
                  <svg:desc>Sheet1.D2:Sheet1.D25</svg:desc>
                </draw:g>
              </table:table-cell>
              <table:table-cell office:value-type="float" office:value="0.461">
                <text:p>0.461</text:p>
                <draw:g>
                  <svg:desc>Sheet1.K2:Sheet1.K25</svg:desc>
                </draw:g>
              </table:table-cell>
              <table:table-cell office:value-type="float" office:value="0.432">
                <text:p>0.432</text:p>
                <draw:g>
                  <svg:desc>Sheet1.L2:Sheet1.L25</svg:desc>
                </draw:g>
              </table:table-cell>
              <table:table-cell office:value-type="float" office:value="0.394">
                <text:p>0.394</text:p>
                <draw:g>
                  <svg:desc>Sheet1.M2:Sheet1.M25</svg:desc>
                </draw:g>
              </table:table-cell>
              <table:table-cell office:value-type="float" office:value="0.494">
                <text:p>0.494</text:p>
                <draw:g>
                  <svg:desc>Sheet1.G2:Sheet1.G25</svg:desc>
                </draw:g>
              </table:table-cell>
              <table:table-cell office:value-type="float" office:value="0.43">
                <text:p>0.43</text:p>
                <draw:g>
                  <svg:desc>Sheet1.F2:Sheet1.F25</svg:desc>
                </draw:g>
              </table:table-cell>
              <table:table-cell office:value-type="float" office:value="0.502">
                <text:p>0.502</text:p>
                <draw:g>
                  <svg:desc>Sheet1.E2:Sheet1.E25</svg:desc>
                </draw:g>
              </table:table-cell>
              <table:table-cell office:value-type="float" office:value="1">
                <text:p>1</text:p>
                <draw:g>
                  <svg:desc>Sheet1.N2:Sheet1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2">
                <text:p>0.742</text:p>
              </table:table-cell>
              <table:table-cell office:value-type="float" office:value="0.816">
                <text:p>0.816</text:p>
              </table:table-cell>
              <table:table-cell office:value-type="float" office:value="0.804">
                <text:p>0.804</text:p>
              </table:table-cell>
              <table:table-cell office:value-type="float" office:value="0.766">
                <text:p>0.766</text:p>
              </table:table-cell>
              <table:table-cell office:value-type="float" office:value="0.768">
                <text:p>0.768</text:p>
              </table:table-cell>
              <table:table-cell office:value-type="float" office:value="0.754">
                <text:p>0.754</text:p>
              </table:table-cell>
              <table:table-cell office:value-type="float" office:value="0.648">
                <text:p>0.648</text:p>
              </table:table-cell>
              <table:table-cell office:value-type="float" office:value="0.596">
                <text:p>0.596</text:p>
              </table:table-cell>
              <table:table-cell office:value-type="float" office:value="0.578">
                <text:p>0.578</text:p>
              </table:table-cell>
              <table:table-cell office:value-type="float" office:value="0.673">
                <text:p>0.673</text:p>
              </table:table-cell>
              <table:table-cell office:value-type="float" office:value="0.592">
                <text:p>0.592</text:p>
              </table:table-cell>
              <table:table-cell office:value-type="float" office:value="0.708">
                <text:p>0.7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4">
                <text:p>0.774</text:p>
              </table:table-cell>
              <table:table-cell office:value-type="float" office:value="0.762">
                <text:p>0.762</text:p>
              </table:table-cell>
              <table:table-cell office:value-type="float" office:value="0.77">
                <text:p>0.77</text:p>
              </table:table-cell>
              <table:table-cell office:value-type="float" office:value="0.816">
                <text:p>0.816</text:p>
              </table:table-cell>
              <table:table-cell office:value-type="float" office:value="0.746">
                <text:p>0.746</text:p>
              </table:table-cell>
              <table:table-cell office:value-type="float" office:value="0.688">
                <text:p>0.688</text:p>
              </table:table-cell>
              <table:table-cell office:value-type="float" office:value="0.722">
                <text:p>0.722</text:p>
              </table:table-cell>
              <table:table-cell office:value-type="float" office:value="0.716">
                <text:p>0.716</text:p>
              </table:table-cell>
              <table:table-cell office:value-type="float" office:value="0.694">
                <text:p>0.694</text:p>
              </table:table-cell>
              <table:table-cell office:value-type="float" office:value="0.682">
                <text:p>0.682</text:p>
              </table:table-cell>
              <table:table-cell office:value-type="float" office:value="0.663">
                <text:p>0.663</text:p>
              </table:table-cell>
              <table:table-cell office:value-type="float" office:value="0.734">
                <text:p>0.734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">
                <text:p>0.788</text:p>
              </table:table-cell>
              <table:table-cell office:value-type="float" office:value="0.746">
                <text:p>0.746</text:p>
              </table:table-cell>
              <table:table-cell office:value-type="float" office:value="0.81">
                <text:p>0.81</text:p>
              </table:table-cell>
              <table:table-cell office:value-type="float" office:value="0.818">
                <text:p>0.818</text:p>
              </table:table-cell>
              <table:table-cell office:value-type="float" office:value="0.748">
                <text:p>0.748</text:p>
              </table:table-cell>
              <table:table-cell office:value-type="float" office:value="0.774">
                <text:p>0.774</text:p>
              </table:table-cell>
              <table:table-cell office:value-type="float" office:value="0.766">
                <text:p>0.766</text:p>
              </table:table-cell>
              <table:table-cell office:value-type="float" office:value="0.753">
                <text:p>0.753</text:p>
              </table:table-cell>
              <table:table-cell office:value-type="float" office:value="0.739">
                <text:p>0.739</text:p>
              </table:table-cell>
              <table:table-cell office:value-type="float" office:value="0.685">
                <text:p>0.685</text:p>
              </table:table-cell>
              <table:table-cell office:value-type="float" office:value="0.749">
                <text:p>0.749</text:p>
              </table:table-cell>
              <table:table-cell office:value-type="float" office:value="0.664">
                <text:p>0.664</text:p>
              </table:table-cell>
              <table:table-cell office:value-type="float" office:value="0.884736">
                <text:p>0.884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">
                <text:p>0.784</text:p>
              </table:table-cell>
              <table:table-cell office:value-type="float" office:value="0.758">
                <text:p>0.758</text:p>
              </table:table-cell>
              <table:table-cell office:value-type="float" office:value="0.802">
                <text:p>0.802</text:p>
              </table:table-cell>
              <table:table-cell office:value-type="float" office:value="0.794">
                <text:p>0.794</text:p>
              </table:table-cell>
              <table:table-cell office:value-type="float" office:value="0.758">
                <text:p>0.758</text:p>
              </table:table-cell>
              <table:table-cell office:value-type="float" office:value="0.782">
                <text:p>0.782</text:p>
              </table:table-cell>
              <table:table-cell office:value-type="float" office:value="0.764">
                <text:p>0.764</text:p>
              </table:table-cell>
              <table:table-cell office:value-type="float" office:value="0.845">
                <text:p>0.845</text:p>
              </table:table-cell>
              <table:table-cell office:value-type="float" office:value="0.78">
                <text:p>0.78</text:p>
              </table:table-cell>
              <table:table-cell office:value-type="float" office:value="0.722">
                <text:p>0.722</text:p>
              </table:table-cell>
              <table:table-cell office:value-type="float" office:value="0.771">
                <text:p>0.771</text:p>
              </table:table-cell>
              <table:table-cell office:value-type="float" office:value="0.709">
                <text:p>0.709</text:p>
              </table:table-cell>
              <table:table-cell office:value-type="float" office:value="0.84934656">
                <text:p>0.84934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">
                <text:p>0.741</text:p>
              </table:table-cell>
              <table:table-cell office:value-type="float" office:value="0.774">
                <text:p>0.774</text:p>
              </table:table-cell>
              <table:table-cell office:value-type="float" office:value="0.758">
                <text:p>0.758</text:p>
              </table:table-cell>
              <table:table-cell office:value-type="float" office:value="0.82">
                <text:p>0.82</text:p>
              </table:table-cell>
              <table:table-cell office:value-type="float" office:value="0.711">
                <text:p>0.711</text:p>
              </table:table-cell>
              <table:table-cell office:value-type="float" office:value="0.756">
                <text:p>0.756</text:p>
              </table:table-cell>
              <table:table-cell office:value-type="float" office:value="0.793">
                <text:p>0.793</text:p>
              </table:table-cell>
              <table:table-cell office:value-type="float" office:value="0.812">
                <text:p>0.812</text:p>
              </table:table-cell>
              <table:table-cell office:value-type="float" office:value="0.784">
                <text:p>0.784</text:p>
              </table:table-cell>
              <table:table-cell office:value-type="float" office:value="0.735">
                <text:p>0.735</text:p>
              </table:table-cell>
              <table:table-cell office:value-type="float" office:value="0.782">
                <text:p>0.782</text:p>
              </table:table-cell>
              <table:table-cell office:value-type="float" office:value="0.771">
                <text:p>0.771</text:p>
              </table:table-cell>
              <table:table-cell office:value-type="float" office:value="0.8153726976">
                <text:p>0.815372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  <table:table-cell office:value-type="float" office:value="0.782">
                <text:p>0.78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832">
                <text:p>0.832</text:p>
              </table:table-cell>
              <table:table-cell office:value-type="float" office:value="0.798">
                <text:p>0.798</text:p>
              </table:table-cell>
              <table:table-cell office:value-type="float" office:value="0.794">
                <text:p>0.794</text:p>
              </table:table-cell>
              <table:table-cell office:value-type="float" office:value="0.766">
                <text:p>0.766</text:p>
              </table:table-cell>
              <table:table-cell office:value-type="float" office:value="0.797">
                <text:p>0.797</text:p>
              </table:table-cell>
              <table:table-cell office:value-type="float" office:value="0.709">
                <text:p>0.709</text:p>
              </table:table-cell>
              <table:table-cell office:value-type="float" office:value="0.782757789696">
                <text:p>0.782757789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4">
                <text:p>0.744</text:p>
              </table:table-cell>
              <table:table-cell office:value-type="float" office:value="0.786">
                <text:p>0.786</text:p>
              </table:table-cell>
              <table:table-cell office:value-type="float" office:value="0.782">
                <text:p>0.782</text:p>
              </table:table-cell>
              <table:table-cell office:value-type="float" office:value="0.802">
                <text:p>0.802</text:p>
              </table:table-cell>
              <table:table-cell office:value-type="float" office:value="0.778">
                <text:p>0.778</text:p>
              </table:table-cell>
              <table:table-cell office:value-type="float" office:value="0.764">
                <text:p>0.764</text:p>
              </table:table-cell>
              <table:table-cell office:value-type="float" office:value="0.818">
                <text:p>0.818</text:p>
              </table:table-cell>
              <table:table-cell office:value-type="float" office:value="0.832">
                <text:p>0.832</text:p>
              </table:table-cell>
              <table:table-cell office:value-type="float" office:value="0.797">
                <text:p>0.797</text:p>
              </table:table-cell>
              <table:table-cell office:value-type="float" office:value="0.742">
                <text:p>0.742</text:p>
              </table:table-cell>
              <table:table-cell office:value-type="float" office:value="0.773">
                <text:p>0.773</text:p>
              </table:table-cell>
              <table:table-cell office:value-type="float" office:value="0.716346153846">
                <text:p>0.716346153846</text:p>
              </table:table-cell>
              <table:table-cell office:value-type="float" office:value="0.75144747810816">
                <text:p>0.75144747810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">
                <text:p>0.79</text:p>
              </table:table-cell>
              <table:table-cell office:value-type="float" office:value="0.818">
                <text:p>0.818</text:p>
              </table:table-cell>
              <table:table-cell office:value-type="float" office:value="0.79">
                <text:p>0.79</text:p>
              </table:table-cell>
              <table:table-cell office:value-type="float" office:value="0.776">
                <text:p>0.776</text:p>
              </table:table-cell>
              <table:table-cell office:value-type="float" office:value="0.773076923077">
                <text:p>0.773076923077</text:p>
              </table:table-cell>
              <table:table-cell office:value-type="float" office:value="0.786">
                <text:p>0.786</text:p>
              </table:table-cell>
              <table:table-cell office:value-type="float" office:value="0.784">
                <text:p>0.784</text:p>
              </table:table-cell>
              <table:table-cell office:value-type="float" office:value="0.775">
                <text:p>0.775</text:p>
              </table:table-cell>
              <table:table-cell office:value-type="float" office:value="0.762">
                <text:p>0.762</text:p>
              </table:table-cell>
              <table:table-cell office:value-type="float" office:value="0.736">
                <text:p>0.736</text:p>
              </table:table-cell>
              <table:table-cell office:value-type="float" office:value="0.765">
                <text:p>0.765</text:p>
              </table:table-cell>
              <table:table-cell office:value-type="float" office:value="0.666">
                <text:p>0.666</text:p>
              </table:table-cell>
              <table:table-cell office:value-type="float" office:value="0.721389578983833">
                <text:p>0.721389578983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8">
                <text:p>0.788</text:p>
              </table:table-cell>
              <table:table-cell office:value-type="float" office:value="0.766">
                <text:p>0.766</text:p>
              </table:table-cell>
              <table:table-cell office:value-type="float" office:value="0.77">
                <text:p>0.77</text:p>
              </table:table-cell>
              <table:table-cell office:value-type="float" office:value="0.808">
                <text:p>0.808</text:p>
              </table:table-cell>
              <table:table-cell office:value-type="float" office:value="0.782">
                <text:p>0.782</text:p>
              </table:table-cell>
              <table:table-cell office:value-type="float" office:value="0.796">
                <text:p>0.796</text:p>
              </table:table-cell>
              <table:table-cell office:value-type="float" office:value="0.809">
                <text:p>0.809</text:p>
              </table:table-cell>
              <table:table-cell office:value-type="float" office:value="0.834">
                <text:p>0.834</text:p>
              </table:table-cell>
              <table:table-cell office:value-type="float" office:value="0.766">
                <text:p>0.766</text:p>
              </table:table-cell>
              <table:table-cell office:value-type="float" office:value="0.723">
                <text:p>0.723</text:p>
              </table:table-cell>
              <table:table-cell office:value-type="float" office:value="0.8">
                <text:p>0.8</text:p>
              </table:table-cell>
              <table:table-cell office:value-type="float" office:value="0.662">
                <text:p>0.662</text:p>
              </table:table-cell>
              <table:table-cell office:value-type="float" office:value="0.69253399582448">
                <text:p>0.6925339958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764">
                <text:p>0.764</text:p>
              </table:table-cell>
              <table:table-cell office:value-type="float" office:value="0.808">
                <text:p>0.808</text:p>
              </table:table-cell>
              <table:table-cell office:value-type="float" office:value="0.76">
                <text:p>0.76</text:p>
              </table:table-cell>
              <table:table-cell office:value-type="float" office:value="0.751923076923">
                <text:p>0.751923076923</text:p>
              </table:table-cell>
              <table:table-cell office:value-type="float" office:value="0.793">
                <text:p>0.793</text:p>
              </table:table-cell>
              <table:table-cell office:value-type="float" office:value="0.836">
                <text:p>0.836</text:p>
              </table:table-cell>
              <table:table-cell office:value-type="float" office:value="0.792307692308">
                <text:p>0.792307692308</text:p>
              </table:table-cell>
              <table:table-cell office:value-type="float" office:value="0.754">
                <text:p>0.754</text:p>
              </table:table-cell>
              <table:table-cell office:value-type="float" office:value="0.831">
                <text:p>0.831</text:p>
              </table:table-cell>
              <table:table-cell office:value-type="float" office:value="0.688461538462">
                <text:p>0.688461538462</text:p>
              </table:table-cell>
              <table:table-cell office:value-type="float" office:value="0.664832635991501">
                <text:p>0.664832635991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2">
                <text:p>0.792</text:p>
              </table:table-cell>
              <table:table-cell office:value-type="float" office:value="0.748">
                <text:p>0.748</text:p>
              </table:table-cell>
              <table:table-cell office:value-type="float" office:value="0.796">
                <text:p>0.796</text:p>
              </table:table-cell>
              <table:table-cell office:value-type="float" office:value="0.784">
                <text:p>0.784</text:p>
              </table:table-cell>
              <table:table-cell office:value-type="float" office:value="0.764">
                <text:p>0.764</text:p>
              </table:table-cell>
              <table:table-cell office:value-type="float" office:value="0.796">
                <text:p>0.796</text:p>
              </table:table-cell>
              <table:table-cell office:value-type="float" office:value="0.819">
                <text:p>0.819</text:p>
              </table:table-cell>
              <table:table-cell office:value-type="float" office:value="0.854">
                <text:p>0.854</text:p>
              </table:table-cell>
              <table:table-cell office:value-type="float" office:value="0.772">
                <text:p>0.772</text:p>
              </table:table-cell>
              <table:table-cell office:value-type="float" office:value="0.755">
                <text:p>0.755</text:p>
              </table:table-cell>
              <table:table-cell office:value-type="float" office:value="0.805">
                <text:p>0.805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638239330551841">
                <text:p>0.638239330551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">
                <text:p>0.782</text:p>
              </table:table-cell>
              <table:table-cell office:value-type="float" office:value="0.766">
                <text:p>0.766</text:p>
              </table:table-cell>
              <table:table-cell office:value-type="float" office:value="0.78">
                <text:p>0.78</text:p>
              </table:table-cell>
              <table:table-cell office:value-type="float" office:value="0.766">
                <text:p>0.766</text:p>
              </table:table-cell>
              <table:table-cell office:value-type="float" office:value="0.724">
                <text:p>0.724</text:p>
              </table:table-cell>
              <table:table-cell office:value-type="float" office:value="0.794230769231">
                <text:p>0.794230769231</text:p>
              </table:table-cell>
              <table:table-cell office:value-type="float" office:value="0.79">
                <text:p>0.79</text:p>
              </table:table-cell>
              <table:table-cell office:value-type="float" office:value="0.866">
                <text:p>0.866</text:p>
              </table:table-cell>
              <table:table-cell office:value-type="float" office:value="0.790384615385">
                <text:p>0.790384615385</text:p>
              </table:table-cell>
              <table:table-cell office:value-type="float" office:value="0.726">
                <text:p>0.726</text:p>
              </table:table-cell>
              <table:table-cell office:value-type="float" office:value="0.818">
                <text:p>0.818</text:p>
              </table:table-cell>
              <table:table-cell office:value-type="float" office:value="0.6875">
                <text:p>0.6875</text:p>
              </table:table-cell>
              <table:table-cell office:value-type="float" office:value="0.612709757329767">
                <text:p>0.612709757329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">
                <text:p>0.79</text:p>
              </table:table-cell>
              <table:table-cell office:value-type="float" office:value="0.812">
                <text:p>0.812</text:p>
              </table:table-cell>
              <table:table-cell office:value-type="float" office:value="0.814">
                <text:p>0.814</text:p>
              </table:table-cell>
              <table:table-cell office:value-type="float" office:value="0.744">
                <text:p>0.744</text:p>
              </table:table-cell>
              <table:table-cell office:value-type="float" office:value="0.75">
                <text:p>0.75</text:p>
              </table:table-cell>
              <table:table-cell office:value-type="float" office:value="0.816">
                <text:p>0.816</text:p>
              </table:table-cell>
              <table:table-cell office:value-type="float" office:value="0.85">
                <text:p>0.85</text:p>
              </table:table-cell>
              <table:table-cell office:value-type="float" office:value="0.792">
                <text:p>0.792</text:p>
              </table:table-cell>
              <table:table-cell office:value-type="float" office:value="0.735">
                <text:p>0.735</text:p>
              </table:table-cell>
              <table:table-cell office:value-type="float" office:value="0.752884615385">
                <text:p>0.752884615385</text:p>
              </table:table-cell>
              <table:table-cell office:value-type="float" office:value="0.799">
                <text:p>0.799</text:p>
              </table:table-cell>
              <table:table-cell office:value-type="float" office:value="0.717">
                <text:p>0.717</text:p>
              </table:table-cell>
              <table:table-cell office:value-type="float" office:value="0.588201367036576">
                <text:p>0.588201367036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2">
                <text:p>0.762</text:p>
              </table:table-cell>
              <table:table-cell office:value-type="float" office:value="0.796">
                <text:p>0.796</text:p>
              </table:table-cell>
              <table:table-cell office:value-type="float" office:value="0.802">
                <text:p>0.802</text:p>
              </table:table-cell>
              <table:table-cell office:value-type="float" office:value="0.776">
                <text:p>0.776</text:p>
              </table:table-cell>
              <table:table-cell office:value-type="float" office:value="0.741346153846">
                <text:p>0.741346153846</text:p>
              </table:table-cell>
              <table:table-cell office:value-type="float" office:value="0.808">
                <text:p>0.808</text:p>
              </table:table-cell>
              <table:table-cell office:value-type="float" office:value="0.752">
                <text:p>0.752</text:p>
              </table:table-cell>
              <table:table-cell office:value-type="float" office:value="0.803">
                <text:p>0.803</text:p>
              </table:table-cell>
              <table:table-cell office:value-type="float" office:value="0.781">
                <text:p>0.781</text:p>
              </table:table-cell>
              <table:table-cell office:value-type="float" office:value="0.768">
                <text:p>0.768</text:p>
              </table:table-cell>
              <table:table-cell office:value-type="float" office:value="0.792">
                <text:p>0.792</text:p>
              </table:table-cell>
              <table:table-cell office:value-type="float" office:value="0.684615384615">
                <text:p>0.684615384615</text:p>
              </table:table-cell>
              <table:table-cell office:value-type="float" office:value="0.564673312355113">
                <text:p>0.564673312355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6">
                <text:p>0.746</text:p>
              </table:table-cell>
              <table:table-cell office:value-type="float" office:value="0.804">
                <text:p>0.804</text:p>
              </table:table-cell>
              <table:table-cell office:value-type="float" office:value="0.75">
                <text:p>0.75</text:p>
              </table:table-cell>
              <table:table-cell office:value-type="float" office:value="0.786">
                <text:p>0.786</text:p>
              </table:table-cell>
              <table:table-cell office:value-type="float" office:value="0.784">
                <text:p>0.784</text:p>
              </table:table-cell>
              <table:table-cell office:value-type="float" office:value="0.804">
                <text:p>0.804</text:p>
              </table:table-cell>
              <table:table-cell office:value-type="float" office:value="0.768">
                <text:p>0.768</text:p>
              </table:table-cell>
              <table:table-cell office:value-type="float" office:value="0.8">
                <text:p>0.8</text:p>
              </table:table-cell>
              <table:table-cell office:value-type="float" office:value="0.736538461538">
                <text:p>0.736538461538</text:p>
              </table:table-cell>
              <table:table-cell office:value-type="float" office:value="0.752">
                <text:p>0.752</text:p>
              </table:table-cell>
              <table:table-cell office:value-type="float" office:value="0.831">
                <text:p>0.831</text:p>
              </table:table-cell>
              <table:table-cell office:value-type="float" office:value="0.687">
                <text:p>0.687</text:p>
              </table:table-cell>
              <table:table-cell office:value-type="float" office:value="0.542086379860909">
                <text:p>0.54208637986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">
                <text:p>0.71</text:p>
              </table:table-cell>
              <table:table-cell office:value-type="float" office:value="0.766">
                <text:p>0.766</text:p>
              </table:table-cell>
              <table:table-cell office:value-type="float" office:value="0.768">
                <text:p>0.768</text:p>
              </table:table-cell>
              <table:table-cell office:value-type="float" office:value="0.798">
                <text:p>0.798</text:p>
              </table:table-cell>
              <table:table-cell office:value-type="float" office:value="0.766">
                <text:p>0.766</text:p>
              </table:table-cell>
              <table:table-cell office:value-type="float" office:value="0.784615384615">
                <text:p>0.784615384615</text:p>
              </table:table-cell>
              <table:table-cell office:value-type="float" office:value="0.825">
                <text:p>0.825</text:p>
              </table:table-cell>
              <table:table-cell office:value-type="float" office:value="0.783653846154">
                <text:p>0.783653846154</text:p>
              </table:table-cell>
              <table:table-cell office:value-type="float" office:value="0.787">
                <text:p>0.787</text:p>
              </table:table-cell>
              <table:table-cell office:value-type="float" office:value="0.69">
                <text:p>0.69</text:p>
              </table:table-cell>
              <table:table-cell office:value-type="float" office:value="0.825">
                <text:p>0.825</text:p>
              </table:table-cell>
              <table:table-cell office:value-type="float" office:value="0.699038461538">
                <text:p>0.699038461538</text:p>
              </table:table-cell>
              <table:table-cell office:value-type="float" office:value="0.520402924666472">
                <text:p>0.520402924666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4">
                <text:p>0.734</text:p>
              </table:table-cell>
              <table:table-cell office:value-type="float" office:value="0.808">
                <text:p>0.808</text:p>
              </table:table-cell>
              <table:table-cell office:value-type="float" office:value="0.778846153846">
                <text:p>0.778846153846</text:p>
              </table:table-cell>
              <table:table-cell office:value-type="float" office:value="0.812">
                <text:p>0.812</text:p>
              </table:table-cell>
              <table:table-cell office:value-type="float" office:value="0.768">
                <text:p>0.768</text:p>
              </table:table-cell>
              <table:table-cell office:value-type="float" office:value="0.766">
                <text:p>0.766</text:p>
              </table:table-cell>
              <table:table-cell office:value-type="float" office:value="0.798">
                <text:p>0.798</text:p>
              </table:table-cell>
              <table:table-cell office:value-type="float" office:value="0.804">
                <text:p>0.804</text:p>
              </table:table-cell>
              <table:table-cell office:value-type="float" office:value="0.81">
                <text:p>0.81</text:p>
              </table:table-cell>
              <table:table-cell office:value-type="float" office:value="0.785">
                <text:p>0.785</text:p>
              </table:table-cell>
              <table:table-cell office:value-type="float" office:value="0.8">
                <text:p>0.8</text:p>
              </table:table-cell>
              <table:table-cell office:value-type="float" office:value="0.675">
                <text:p>0.675</text:p>
              </table:table-cell>
              <table:table-cell office:value-type="float" office:value="0.499586807679813">
                <text:p>0.499586807679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">
                <text:p>0.717</text:p>
              </table:table-cell>
              <table:table-cell office:value-type="float" office:value="0.79">
                <text:p>0.79</text:p>
              </table:table-cell>
              <table:table-cell office:value-type="float" office:value="0.814">
                <text:p>0.814</text:p>
              </table:table-cell>
              <table:table-cell office:value-type="float" office:value="0.81">
                <text:p>0.81</text:p>
              </table:table-cell>
              <table:table-cell office:value-type="float" office:value="0.764">
                <text:p>0.764</text:p>
              </table:table-cell>
              <table:table-cell office:value-type="float" office:value="0.788461538462">
                <text:p>0.788461538462</text:p>
              </table:table-cell>
              <table:table-cell office:value-type="float" office:value="0.826">
                <text:p>0.826</text:p>
              </table:table-cell>
              <table:table-cell office:value-type="float" office:value="0.754">
                <text:p>0.754</text:p>
              </table:table-cell>
              <table:table-cell office:value-type="float" office:value="0.825">
                <text:p>0.825</text:p>
              </table:table-cell>
              <table:table-cell office:value-type="float" office:value="0.715">
                <text:p>0.715</text:p>
              </table:table-cell>
              <table:table-cell office:value-type="float" office:value="0.795">
                <text:p>0.795</text:p>
              </table:table-cell>
              <table:table-cell office:value-type="float" office:value="0.712">
                <text:p>0.712</text:p>
              </table:table-cell>
              <table:table-cell office:value-type="float" office:value="0.479603335372621">
                <text:p>0.479603335372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0.8">
                <text:p>0.8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76">
                <text:p>0.776</text:p>
              </table:table-cell>
              <table:table-cell office:value-type="float" office:value="0.748076923077">
                <text:p>0.748076923077</text:p>
              </table:table-cell>
              <table:table-cell office:value-type="float" office:value="0.842">
                <text:p>0.842</text:p>
              </table:table-cell>
              <table:table-cell office:value-type="float" office:value="0.825961538462">
                <text:p>0.825961538462</text:p>
              </table:table-cell>
              <table:table-cell office:value-type="float" office:value="0.813461538462">
                <text:p>0.813461538462</text:p>
              </table:table-cell>
              <table:table-cell office:value-type="float" office:value="0.722">
                <text:p>0.722</text:p>
              </table:table-cell>
              <table:table-cell office:value-type="float" office:value="0.779">
                <text:p>0.779</text:p>
              </table:table-cell>
              <table:table-cell office:value-type="float" office:value="0.73">
                <text:p>0.73</text:p>
              </table:table-cell>
              <table:table-cell office:value-type="float" office:value="0.460419201957716">
                <text:p>0.460419201957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786">
                <text:p>0.786</text:p>
              </table:table-cell>
              <table:table-cell office:value-type="float" office:value="0.798">
                <text:p>0.798</text:p>
              </table:table-cell>
              <table:table-cell office:value-type="float" office:value="0.792">
                <text:p>0.792</text:p>
              </table:table-cell>
              <table:table-cell office:value-type="float" office:value="0.74">
                <text:p>0.74</text:p>
              </table:table-cell>
              <table:table-cell office:value-type="float" office:value="0.804">
                <text:p>0.804</text:p>
              </table:table-cell>
              <table:table-cell office:value-type="float" office:value="0.838">
                <text:p>0.838</text:p>
              </table:table-cell>
              <table:table-cell office:value-type="float" office:value="0.78">
                <text:p>0.78</text:p>
              </table:table-cell>
              <table:table-cell office:value-type="float" office:value="0.794">
                <text:p>0.794</text:p>
              </table:table-cell>
              <table:table-cell office:value-type="float" office:value="0.773">
                <text:p>0.773</text:p>
              </table:table-cell>
              <table:table-cell office:value-type="float" office:value="0.775">
                <text:p>0.775</text:p>
              </table:table-cell>
              <table:table-cell office:value-type="float" office:value="0.724">
                <text:p>0.724</text:p>
              </table:table-cell>
              <table:table-cell office:value-type="float" office:value="0.442002433879407">
                <text:p>0.442002433879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2">
                <text:p>0.712</text:p>
              </table:table-cell>
              <table:table-cell office:value-type="float" office:value="0.792">
                <text:p>0.792</text:p>
              </table:table-cell>
              <table:table-cell office:value-type="float" office:value="0.824">
                <text:p>0.824</text:p>
              </table:table-cell>
              <table:table-cell office:value-type="float" office:value="0.81">
                <text:p>0.81</text:p>
              </table:table-cell>
              <table:table-cell office:value-type="float" office:value="0.757692307692">
                <text:p>0.757692307692</text:p>
              </table:table-cell>
              <table:table-cell office:value-type="float" office:value="0.804">
                <text:p>0.804</text:p>
              </table:table-cell>
              <table:table-cell office:value-type="float" office:value="0.852884615385">
                <text:p>0.852884615385</text:p>
              </table:table-cell>
              <table:table-cell office:value-type="float" office:value="0.811">
                <text:p>0.811</text:p>
              </table:table-cell>
              <table:table-cell office:value-type="float" office:value="0.774">
                <text:p>0.774</text:p>
              </table:table-cell>
              <table:table-cell office:value-type="float" office:value="0.739">
                <text:p>0.739</text:p>
              </table:table-cell>
              <table:table-cell office:value-type="float" office:value="0.77">
                <text:p>0.77</text:p>
              </table:table-cell>
              <table:table-cell office:value-type="float" office:value="0.729">
                <text:p>0.729</text:p>
              </table:table-cell>
              <table:table-cell office:value-type="float" office:value="0.424322336524231">
                <text:p>0.42432233652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2">
                <text:p>0.702</text:p>
              </table:table-cell>
              <table:table-cell office:value-type="float" office:value="0.81">
                <text:p>0.81</text:p>
              </table:table-cell>
              <table:table-cell office:value-type="float" office:value="0.796">
                <text:p>0.796</text:p>
              </table:table-cell>
              <table:table-cell office:value-type="float" office:value="0.78">
                <text:p>0.78</text:p>
              </table:table-cell>
              <table:table-cell office:value-type="float" office:value="0.798076923077">
                <text:p>0.798076923077</text:p>
              </table:table-cell>
              <table:table-cell office:value-type="float" office:value="0.788">
                <text:p>0.788</text:p>
              </table:table-cell>
              <table:table-cell office:value-type="float" office:value="0.847">
                <text:p>0.847</text:p>
              </table:table-cell>
              <table:table-cell office:value-type="float" office:value="0.766">
                <text:p>0.766</text:p>
              </table:table-cell>
              <table:table-cell office:value-type="float" office:value="0.796153846154">
                <text:p>0.796153846154</text:p>
              </table:table-cell>
              <table:table-cell office:value-type="float" office:value="0.73">
                <text:p>0.73</text:p>
              </table:table-cell>
              <table:table-cell office:value-type="float" office:value="0.803846153846">
                <text:p>0.803846153846</text:p>
              </table:table-cell>
              <table:table-cell office:value-type="float" office:value="0.752">
                <text:p>0.752</text:p>
              </table:table-cell>
              <table:table-cell office:value-type="float" office:value="0.407349443063262">
                <text:p>0.407349443063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1153846154">
                <text:p>0.821153846154</text:p>
              </table:table-cell>
              <table:table-cell office:value-type="float" office:value="0.806">
                <text:p>0.806</text:p>
              </table:table-cell>
              <table:table-cell office:value-type="float" office:value="0.807692307692">
                <text:p>0.807692307692</text:p>
              </table:table-cell>
              <table:table-cell office:value-type="float" office:value="0.808">
                <text:p>0.808</text:p>
              </table:table-cell>
              <table:table-cell office:value-type="float" office:value="0.806">
                <text:p>0.806</text:p>
              </table:table-cell>
              <table:table-cell office:value-type="float" office:value="0.778">
                <text:p>0.778</text:p>
              </table:table-cell>
              <table:table-cell office:value-type="float" office:value="0.836">
                <text:p>0.836</text:p>
              </table:table-cell>
              <table:table-cell office:value-type="float" office:value="0.792">
                <text:p>0.792</text:p>
              </table:table-cell>
              <table:table-cell office:value-type="float" office:value="0.786">
                <text:p>0.786</text:p>
              </table:table-cell>
              <table:table-cell office:value-type="float" office:value="0.733333333333">
                <text:p>0.733333333333</text:p>
              </table:table-cell>
              <table:table-cell office:value-type="float" office:value="0.785">
                <text:p>0.785</text:p>
              </table:table-cell>
              <table:table-cell office:value-type="float" office:value="0.734">
                <text:p>0.734</text:p>
              </table:table-cell>
              <table:table-cell office:value-type="float" office:value="0.391055465340731">
                <text:p>0.391055465340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f7ebe" draw:fill-color="#3f7eb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772cm" svg:height="19.179cm" xlink:href=".." xlink:type="simple" chart:class="chart:line" chart:column-mapping="2 0 3 1" chart:style-name="ch1">
        <chart:title svg:x="15.628cm" svg:y="0.518cm" chart:style-name="ch2">
          <text:p>Average Win Rates vs Random </text:p>
        </chart:title>
        <chart:legend chart:legend-position="end" svg:x="29.558cm" svg:y="8.385cm" style:legend-expansion="high" chart:style-name="ch3"/>
        <chart:plot-area chart:style-name="ch4" table:cell-range-address="Sheet1.O1:Sheet1.R25" chart:data-source-has-labels="row" svg:x="2.106cm" svg:y="1.654cm" svg:width="26.697cm" svg:height="15.821cm">
          <chartooo:coordinate-region svg:x="2.833cm" svg:y="1.827cm" svg:width="25.783cm" svg:height="15.054cm"/>
          <chart:axis chart:dimension="x" chart:name="primary-x" chart:style-name="ch5">
            <chart:title svg:x="14.049cm" svg:y="17.858cm" chart:style-name="ch6">
              <text:p>Generation</text:p>
            </chart:title>
          </chart:axis>
          <chart:axis chart:dimension="y" chart:name="primary-y" chart:style-name="ch7">
            <chart:title svg:x="0.451cm" svg:y="12.16cm" chart:style-name="ch8">
              <text:p>Win Rate vs Random</text:p>
            </chart:title>
            <chart:grid chart:style-name="ch9" chart:class="major"/>
          </chart:axis>
          <chart:series chart:style-name="ch10" chart:values-cell-range-address="Sheet1.Q2:Sheet1.Q25" chart:label-cell-address="Sheet1.Q1:Sheet1.Q1" chart:class="chart:line">
            <chart:data-point chart:repeated="24"/>
          </chart:series>
          <chart:series chart:style-name="ch11" chart:values-cell-range-address="Sheet1.O2:Sheet1.O25" chart:label-cell-address="Sheet1.O1:Sheet1.O1" chart:class="chart:line">
            <chart:data-point chart:repeated="24"/>
          </chart:series>
          <chart:series chart:style-name="ch12" chart:values-cell-range-address="Sheet1.R2:Sheet1.R25" chart:label-cell-address="Sheet1.R1:Sheet1.R1" chart:class="chart:line">
            <chart:data-point chart:repeated="24"/>
          </chart:series>
          <chart:series chart:style-name="ch13" chart:values-cell-range-address="Sheet1.P2:Sheet1.P25" chart:label-cell-address="Sheet1.P1:Sheet1.P1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NEAT Symmetry Average</text:p>
                <draw:g>
                  <svg:desc>Sheet1.Q1:Sheet1.Q1</svg:desc>
                </draw:g>
              </table:table-cell>
              <table:table-cell office:value-type="string">
                <text:p>HyperNEAT NoSymmetry Average</text:p>
                <draw:g>
                  <svg:desc>Sheet1.O1:Sheet1.O1</svg:desc>
                </draw:g>
              </table:table-cell>
              <table:table-cell office:value-type="string">
                <text:p>NEAT Symmetry Average</text:p>
                <draw:g>
                  <svg:desc>Sheet1.R1:Sheet1.R1</svg:desc>
                </draw:g>
              </table:table-cell>
              <table:table-cell office:value-type="string">
                <text:p>NEAT NoSymmetry Average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9333333333333">
                <text:p>0.609333333333333</text:p>
                <draw:g>
                  <svg:desc>Sheet1.Q2:Sheet1.Q25</svg:desc>
                </draw:g>
              </table:table-cell>
              <table:table-cell office:value-type="float" office:value="0.606333333333333">
                <text:p>0.606333333333333</text:p>
                <draw:g>
                  <svg:desc>Sheet1.O2:Sheet1.O25</svg:desc>
                </draw:g>
              </table:table-cell>
              <table:table-cell office:value-type="float" office:value="0.429">
                <text:p>0.429</text:p>
                <draw:g>
                  <svg:desc>Sheet1.R2:Sheet1.R25</svg:desc>
                </draw:g>
              </table:table-cell>
              <table:table-cell office:value-type="float" office:value="0.475333333333333">
                <text:p>0.475333333333333</text:p>
                <draw:g>
                  <svg:desc>Sheet1.P2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7333333333333">
                <text:p>0.787333333333333</text:p>
              </table:table-cell>
              <table:table-cell office:value-type="float" office:value="0.762666666666667">
                <text:p>0.762666666666667</text:p>
              </table:table-cell>
              <table:table-cell office:value-type="float" office:value="0.607333333333333">
                <text:p>0.607333333333333</text:p>
              </table:table-cell>
              <table:table-cell office:value-type="float" office:value="0.657666666666667">
                <text:p>0.657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8666666666667">
                <text:p>0.76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10666666666667">
                <text:p>0.710666666666667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8">
                <text:p>0.78</text:p>
              </table:table-cell>
              <table:table-cell office:value-type="float" office:value="0.752666666666667">
                <text:p>0.752666666666667</text:p>
              </table:table-cell>
              <table:table-cell office:value-type="float" office:value="0.699333333333333">
                <text:p>0.69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78">
                <text:p>0.778</text:p>
              </table:table-cell>
              <table:table-cell office:value-type="float" office:value="0.796333333333333">
                <text:p>0.796333333333333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7666666666667">
                <text:p>0.757666666666667</text:p>
              </table:table-cell>
              <table:table-cell office:value-type="float" office:value="0.762333333333333">
                <text:p>0.762333333333333</text:p>
              </table:table-cell>
              <table:table-cell office:value-type="float" office:value="0.796333333333333">
                <text:p>0.796333333333333</text:p>
              </table:table-cell>
              <table:table-cell office:value-type="float" office:value="0.762666666666667">
                <text:p>0.76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7">
                <text:p>0.77</text:p>
              </table:table-cell>
              <table:table-cell office:value-type="float" office:value="0.808">
                <text:p>0.808</text:p>
              </table:table-cell>
              <table:table-cell office:value-type="float" office:value="0.757333333333333">
                <text:p>0.75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0666666666667">
                <text:p>0.77066666666666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743782051282">
                <text:p>0.743782051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333333333333">
                <text:p>0.799333333333333</text:p>
              </table:table-cell>
              <table:table-cell office:value-type="float" office:value="0.778358974359">
                <text:p>0.778358974359</text:p>
              </table:table-cell>
              <table:table-cell office:value-type="float" office:value="0.773666666666667">
                <text:p>0.773666666666667</text:p>
              </table:table-cell>
              <table:table-cell office:value-type="float" office:value="0.722333333333333">
                <text:p>0.722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4666666666667">
                <text:p>0.774666666666667</text:p>
              </table:table-cell>
              <table:table-cell office:value-type="float" office:value="0.795333333333333">
                <text:p>0.795333333333333</text:p>
              </table:table-cell>
              <table:table-cell office:value-type="float" office:value="0.803">
                <text:p>0.803</text:p>
              </table:table-cell>
              <table:table-cell office:value-type="float" office:value="0.728333333333333">
                <text:p>0.72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1333333333333">
                <text:p>0.771333333333333</text:p>
              </table:table-cell>
              <table:table-cell office:value-type="float" office:value="0.773307692307667">
                <text:p>0.773307692307667</text:p>
              </table:table-cell>
              <table:table-cell office:value-type="float" office:value="0.807102564102667">
                <text:p>0.807102564102667</text:p>
              </table:table-cell>
              <table:table-cell office:value-type="float" office:value="0.757820512820667">
                <text:p>0.75782051282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815">
                <text:p>0.815</text:p>
              </table:table-cell>
              <table:table-cell office:value-type="float" office:value="0.750769230769333">
                <text:p>0.750769230769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6">
                <text:p>0.776</text:p>
              </table:table-cell>
              <table:table-cell office:value-type="float" office:value="0.761410256410333">
                <text:p>0.761410256410333</text:p>
              </table:table-cell>
              <table:table-cell office:value-type="float" office:value="0.815461538461667">
                <text:p>0.815461538461667</text:p>
              </table:table-cell>
              <table:table-cell office:value-type="float" office:value="0.743833333333333">
                <text:p>0.743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5333333333333">
                <text:p>0.805333333333333</text:p>
              </table:table-cell>
              <table:table-cell office:value-type="float" office:value="0.77">
                <text:p>0.77</text:p>
              </table:table-cell>
              <table:table-cell office:value-type="float" office:value="0.792333333333333">
                <text:p>0.792333333333333</text:p>
              </table:table-cell>
              <table:table-cell office:value-type="float" office:value="0.756294871795">
                <text:p>0.756294871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775115384615333">
                <text:p>0.775115384615333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748205128205">
                <text:p>0.748205128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91333333333333">
                <text:p>0.791333333333333</text:p>
              </table:table-cell>
              <table:table-cell office:value-type="float" office:value="0.768179487179333">
                <text:p>0.768179487179333</text:p>
              </table:table-cell>
              <table:table-cell office:value-type="float" office:value="0.756666666666667">
                <text:p>0.75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0.782871794871667">
                <text:p>0.782871794871667</text:p>
              </table:table-cell>
              <table:table-cell office:value-type="float" office:value="0.798551282051333">
                <text:p>0.798551282051333</text:p>
              </table:table-cell>
              <table:table-cell office:value-type="float" office:value="0.738012820512667">
                <text:p>0.738012820512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3615384615333">
                <text:p>0.773615384615333</text:p>
              </table:table-cell>
              <table:table-cell office:value-type="float" office:value="0.782">
                <text:p>0.782</text:p>
              </table:table-cell>
              <table:table-cell office:value-type="float" office:value="0.804">
                <text:p>0.804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666666666667">
                <text:p>0.773666666666667</text:p>
              </table:table-cell>
              <table:table-cell office:value-type="float" office:value="0.787487179487333">
                <text:p>0.787487179487333</text:p>
              </table:table-cell>
              <table:table-cell office:value-type="float" office:value="0.801666666666667">
                <text:p>0.801666666666667</text:p>
              </table:table-cell>
              <table:table-cell office:value-type="float" office:value="0.740666666666667">
                <text:p>0.74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0.768025641025667">
                <text:p>0.768025641025667</text:p>
              </table:table-cell>
              <table:table-cell office:value-type="float" office:value="0.827141025641333">
                <text:p>0.827141025641333</text:p>
              </table:table-cell>
              <table:table-cell office:value-type="float" office:value="0.743666666666667">
                <text:p>0.743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1333333333333">
                <text:p>0.761333333333333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804">
                <text:p>0.804</text:p>
              </table:table-cell>
              <table:table-cell office:value-type="float" office:value="0.757333333333333">
                <text:p>0.75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6">
                <text:p>0.776</text:p>
              </table:table-cell>
              <table:table-cell office:value-type="float" office:value="0.790564102564">
                <text:p>0.790564102564</text:p>
              </table:table-cell>
              <table:table-cell office:value-type="float" office:value="0.812628205128333">
                <text:p>0.812628205128333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9333333333333">
                <text:p>0.769333333333333</text:p>
              </table:table-cell>
              <table:table-cell office:value-type="float" office:value="0.788692307692333">
                <text:p>0.788692307692333</text:p>
              </table:table-cell>
              <table:table-cell office:value-type="float" office:value="0.803051282051333">
                <text:p>0.803051282051333</text:p>
              </table:table-cell>
              <table:table-cell office:value-type="float" office:value="0.761948717948667">
                <text:p>0.761948717948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1615384615334">
                <text:p>0.811615384615334</text:p>
              </table:table-cell>
              <table:table-cell office:value-type="float" office:value="0.797333333333333">
                <text:p>0.797333333333333</text:p>
              </table:table-cell>
              <table:table-cell office:value-type="float" office:value="0.804666666666667">
                <text:p>0.804666666666667</text:p>
              </table:table-cell>
              <table:table-cell office:value-type="float" office:value="0.750777777777667">
                <text:p>0.750777777777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